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stroke="solid" draw:fill="solid" draw:fill-color="#b4d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draw:fill="solid" draw:fill-color="#b4dc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>
      <style:graphic-properties draw:fill="solid" draw:fill-color="#8cdc9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4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0cm"/>
    </style:style>
    <style:style style:name="gr9" style:family="graphic" style:parent-style-name="objectwithoutfill">
      <style:graphic-properties draw:stroke="solid" draw:stroke-dash="Line_20_with_20_Fine_20_Dots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808080" draw:fill="none" draw:textarea-vertical-align="middle"/>
    </style:style>
    <style:style style:name="gr11" style:family="graphic">
      <style:graphic-properties draw:fill="solid" draw:fill-color="#c8b4f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  <style:text-properties fo:font-family="'Nimbus Mono L'" style:font-family-generic="modern" style:font-pitch="fixed"/>
    </style:style>
    <style:style style:name="P2" style:family="paragraph">
      <style:text-properties fo:color="#808080"/>
    </style:style>
    <style:style style:name="P3" style:family="paragraph">
      <style:text-properties fo:color="#808080" fo:font-family="'Nimbus Mono L'" style:font-family-generic="modern" style:font-pitch="fixed" fo:font-size="18pt"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family="'Nimbus Mono L'" style:font-family-generic="modern" style:font-pitch="fixed" fo:font-size="18pt" fo:font-weight="bold" style:font-weight-asian="bold" style:font-weight-complex="bold"/>
    </style:style>
    <style:style style:name="P6" style:family="paragraph">
      <style:paragraph-properties fo:text-align="center"/>
      <style:text-properties fo:font-family="'Nimbus Mono L'" style:font-family-generic="modern" style:font-pitch="fixed" fo:font-weight="bold" style:font-weight-asian="bold" style:font-weight-complex="bold"/>
    </style:style>
    <style:style style:name="P7" style:family="paragraph">
      <style:text-properties fo:color="#808080" fo:font-size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808080" fo:font-family="'Nimbus Mono L'" style:font-family-generic="modern" style:font-pitch="fixed"/>
    </style:style>
    <style:style style:name="P10" style:family="paragraph">
      <style:paragraph-properties fo:text-align="center"/>
      <style:text-properties fo:color="#808080" fo:font-family="'Nimbus Mono L'" style:font-family-generic="modern" style:font-pitch="fixed" fo:font-weight="bold" style:font-weight-asian="bold" style:font-weight-complex="bold"/>
    </style:style>
    <style:style style:name="T1" style:family="text">
      <style:text-properties fo:font-family="'Nimbus Mono L'" style:font-family-generic="modern" style:font-pitch="fixed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2"><text:span text:style-name="T1">1/job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</draw:page>
      <draw:page draw:name="page2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line draw:style-name="gr3" draw:text-style-name="P6" draw:layer="layout" svg:x1="0.634cm" svg:y1="1.525cm" svg:x2="11.429cm" svg:y2="1.525cm">
          <text:p/>
        </draw:line>
      </draw:page>
      <draw:page draw:name="page3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</draw:page>
      <draw:page draw:name="page4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custom-shape draw:style-name="gr4" draw:text-style-name="P1" draw:layer="Layout" svg:width="8.763cm" svg:height="5.461cm" svg:x="9.652cm" svg:y="2.41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979cm" svg:height="0.984cm" svg:x="9.652cm" svg:y="2.446cm">
          <draw:text-box>
            <text:p text:style-name="P4"><text:span text:style-name="T1">initializeEvent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  <draw:line draw:style-name="gr5" draw:text-style-name="P8" draw:layer="layout" svg:x1="5.334cm" svg:y1="4.191cm" svg:x2="9.906cm" svg:y2="2.921cm">
          <text:p/>
        </draw:line>
      </draw:page>
      <draw:page draw:name="page5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custom-shape draw:style-name="gr4" draw:text-style-name="P1" draw:layer="Layout" svg:width="8.763cm" svg:height="5.461cm" svg:x="9.652cm" svg:y="2.41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979cm" svg:height="0.984cm" svg:x="9.652cm" svg:y="2.446cm">
          <draw:text-box>
            <text:p text:style-name="P4"><text:span text:style-name="T1">initializeEvent()</text:span></text:p>
          </draw:text-box>
        </draw:frame>
        <draw:frame draw:style-name="gr2" draw:text-style-name="P5" draw:layer="layout" svg:width="8.884cm" svg:height="0.984cm" svg:x="9.658cm" svg:y="3.335cm">
          <draw:text-box>
            <text:p text:style-name="P4"><text:span text:style-name="T1">initializeVariations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  <draw:line draw:style-name="gr5" draw:text-style-name="P8" draw:layer="layout" svg:x1="5.334cm" svg:y1="4.191cm" svg:x2="9.906cm" svg:y2="3.81cm">
          <text:p/>
        </draw:line>
      </draw:page>
      <draw:page draw:name="page6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custom-shape draw:style-name="gr4" draw:text-style-name="P1" draw:layer="Layout" svg:width="8.763cm" svg:height="5.461cm" svg:x="9.652cm" svg:y="2.41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979cm" svg:height="0.984cm" svg:x="9.652cm" svg:y="2.446cm">
          <draw:text-box>
            <text:p text:style-name="P4"><text:span text:style-name="T1">initializeEvent()</text:span></text:p>
          </draw:text-box>
        </draw:frame>
        <draw:frame draw:style-name="gr2" draw:text-style-name="P5" draw:layer="layout" svg:width="8.884cm" svg:height="0.984cm" svg:x="9.658cm" svg:y="3.335cm">
          <draw:text-box>
            <text:p text:style-name="P4"><text:span text:style-name="T1">initializeVariations()</text:span></text:p>
          </draw:text-box>
        </draw:frame>
        <draw:frame draw:style-name="gr2" draw:text-style-name="P5" draw:layer="layout" svg:width="8.122cm" svg:height="0.984cm" svg:x="9.652cm" svg:y="4.224cm">
          <draw:text-box>
            <text:p text:style-name="P4"><text:span text:style-name="T1">initializeHandlers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  <draw:line draw:style-name="gr5" draw:text-style-name="P8" draw:layer="layout" svg:x1="5.334cm" svg:y1="4.191cm" svg:x2="9.906cm" svg:y2="4.699cm">
          <text:p/>
        </draw:line>
      </draw:page>
      <draw:page draw:name="page7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custom-shape draw:style-name="gr4" draw:text-style-name="P1" draw:layer="Layout" svg:width="8.763cm" svg:height="5.461cm" svg:x="9.652cm" svg:y="2.41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979cm" svg:height="0.984cm" svg:x="9.652cm" svg:y="2.446cm">
          <draw:text-box>
            <text:p text:style-name="P4"><text:span text:style-name="T1">initializeEvent()</text:span></text:p>
          </draw:text-box>
        </draw:frame>
        <draw:frame draw:style-name="gr2" draw:text-style-name="P5" draw:layer="layout" svg:width="8.884cm" svg:height="0.984cm" svg:x="9.658cm" svg:y="3.335cm">
          <draw:text-box>
            <text:p text:style-name="P4"><text:span text:style-name="T1">initializeVariations()</text:span></text:p>
          </draw:text-box>
        </draw:frame>
        <draw:frame draw:style-name="gr2" draw:text-style-name="P5" draw:layer="layout" svg:width="8.122cm" svg:height="0.984cm" svg:x="9.652cm" svg:y="4.224cm">
          <draw:text-box>
            <text:p text:style-name="P4"><text:span text:style-name="T1">initializeHandlers()</text:span></text:p>
          </draw:text-box>
        </draw:frame>
        <draw:frame draw:style-name="gr2" draw:text-style-name="P5" draw:layer="layout" svg:width="8.122cm" svg:height="0.984cm" svg:x="9.652cm" svg:y="5.113cm">
          <draw:text-box>
            <text:p text:style-name="P4"><text:span text:style-name="T1">initializeSelector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  <draw:line draw:style-name="gr5" draw:text-style-name="P8" draw:layer="layout" svg:x1="5.334cm" svg:y1="4.191cm" svg:x2="9.906cm" svg:y2="5.588cm">
          <text:p/>
        </draw:line>
      </draw:page>
      <draw:page draw:name="page8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custom-shape draw:style-name="gr4" draw:text-style-name="P1" draw:layer="Layout" svg:width="8.763cm" svg:height="5.461cm" svg:x="9.652cm" svg:y="2.41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979cm" svg:height="0.984cm" svg:x="9.652cm" svg:y="2.446cm">
          <draw:text-box>
            <text:p text:style-name="P4"><text:span text:style-name="T1">initializeEvent()</text:span></text:p>
          </draw:text-box>
        </draw:frame>
        <draw:frame draw:style-name="gr2" draw:text-style-name="P5" draw:layer="layout" svg:width="8.884cm" svg:height="0.984cm" svg:x="9.658cm" svg:y="3.335cm">
          <draw:text-box>
            <text:p text:style-name="P4"><text:span text:style-name="T1">initializeVariations()</text:span></text:p>
          </draw:text-box>
        </draw:frame>
        <draw:frame draw:style-name="gr2" draw:text-style-name="P5" draw:layer="layout" svg:width="8.122cm" svg:height="0.984cm" svg:x="9.652cm" svg:y="4.224cm">
          <draw:text-box>
            <text:p text:style-name="P4"><text:span text:style-name="T1">initializeHandlers()</text:span></text:p>
          </draw:text-box>
        </draw:frame>
        <draw:frame draw:style-name="gr2" draw:text-style-name="P5" draw:layer="layout" svg:width="8.122cm" svg:height="0.984cm" svg:x="9.652cm" svg:y="5.113cm">
          <draw:text-box>
            <text:p text:style-name="P4"><text:span text:style-name="T1">initializeSelector()</text:span></text:p>
          </draw:text-box>
        </draw:frame>
        <draw:frame draw:style-name="gr2" draw:text-style-name="P5" draw:layer="layout" svg:width="6.979cm" svg:height="0.984cm" svg:x="9.652cm" svg:y="6.002cm">
          <draw:text-box>
            <text:p text:style-name="P4"><text:span text:style-name="T1">initializeTools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  <draw:line draw:style-name="gr5" draw:text-style-name="P8" draw:layer="layout" svg:x1="5.334cm" svg:y1="4.191cm" svg:x2="9.906cm" svg:y2="6.477cm">
          <text:p/>
        </draw:line>
      </draw:page>
      <draw:page draw:name="page9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custom-shape draw:style-name="gr4" draw:text-style-name="P1" draw:layer="Layout" svg:width="8.763cm" svg:height="5.461cm" svg:x="9.652cm" svg:y="2.41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979cm" svg:height="0.984cm" svg:x="9.652cm" svg:y="2.446cm">
          <draw:text-box>
            <text:p text:style-name="P4"><text:span text:style-name="T1">initializeEvent()</text:span></text:p>
          </draw:text-box>
        </draw:frame>
        <draw:frame draw:style-name="gr2" draw:text-style-name="P5" draw:layer="layout" svg:width="8.884cm" svg:height="0.984cm" svg:x="9.658cm" svg:y="3.335cm">
          <draw:text-box>
            <text:p text:style-name="P4"><text:span text:style-name="T1">initializeVariations()</text:span></text:p>
          </draw:text-box>
        </draw:frame>
        <draw:frame draw:style-name="gr2" draw:text-style-name="P5" draw:layer="layout" svg:width="8.122cm" svg:height="0.984cm" svg:x="9.652cm" svg:y="4.224cm">
          <draw:text-box>
            <text:p text:style-name="P4"><text:span text:style-name="T1">initializeHandlers()</text:span></text:p>
          </draw:text-box>
        </draw:frame>
        <draw:frame draw:style-name="gr2" draw:text-style-name="P5" draw:layer="layout" svg:width="8.122cm" svg:height="0.984cm" svg:x="9.652cm" svg:y="5.113cm">
          <draw:text-box>
            <text:p text:style-name="P4"><text:span text:style-name="T1">initializeSelector()</text:span></text:p>
          </draw:text-box>
        </draw:frame>
        <draw:frame draw:style-name="gr2" draw:text-style-name="P5" draw:layer="layout" svg:width="6.979cm" svg:height="0.984cm" svg:x="9.652cm" svg:y="6.002cm">
          <draw:text-box>
            <text:p text:style-name="P4"><text:span text:style-name="T1">initializeTools()</text:span></text:p>
          </draw:text-box>
        </draw:frame>
        <draw:frame draw:style-name="gr2" draw:text-style-name="P5" draw:layer="layout" svg:width="8.503cm" svg:height="0.984cm" svg:x="9.658cm" svg:y="6.891cm">
          <draw:text-box>
            <text:p text:style-name="P4"><text:span text:style-name="T1">initializeSelection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  <draw:line draw:style-name="gr5" draw:text-style-name="P8" draw:layer="layout" svg:x1="5.334cm" svg:y1="4.191cm" svg:x2="9.906cm" svg:y2="7.366cm">
          <text:p/>
        </draw:line>
      </draw:page>
      <draw:page draw:name="page10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1cm">
          <draw:text-box>
            <text:p text:style-name="P7"><text:span text:style-name="T1">1/event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7cm">
          <draw:text-box>
            <text:p text:style-name="P4"><text:span text:style-name="T1">execute()</text:span></text:p>
          </draw:text-box>
        </draw:frame>
        <draw:line draw:style-name="gr3" draw:text-style-name="P6" draw:layer="layout" svg:x1="0.634cm" svg:y1="1.525cm" svg:x2="11.429cm" svg:y2="1.525cm">
          <text:p/>
        </draw:lin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</draw:page>
      <draw:page draw:name="page11" draw:style-name="dp1" draw:master-page-name="Default">
        <draw:custom-shape draw:style-name="gr1" draw:text-style-name="P1" draw:layer="Layout" svg:width="11.557cm" svg:height="8.001cm" svg:x="0.255cm" svg:y="0.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5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4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3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2cm">
          <draw:text-box>
            <text:p text:style-name="P7"><text:span text:style-name="T1">1/event</text:span></text:p>
          </draw:text-box>
        </draw:frame>
        <draw:frame draw:style-name="gr2" draw:text-style-name="P5" draw:layer="layout" svg:width="6.598cm" svg:height="0.984cm" svg:x="0.493cm" svg:y="1.891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8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9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8cm">
          <draw:text-box>
            <text:p text:style-name="P4"><text:span text:style-name="T1">execute()</text:span></text:p>
          </draw:text-box>
        </draw:frame>
        <draw:line draw:style-name="gr3" draw:text-style-name="P6" draw:layer="layout" svg:x1="0.634cm" svg:y1="1.526cm" svg:x2="11.429cm" svg:y2="1.526cm">
          <text:p/>
        </draw:line>
        <draw:custom-shape draw:style-name="gr6" draw:text-style-name="P1" draw:layer="Layout" svg:width="10.16cm" svg:height="6.096cm" svg:x="9.142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17cm" svg:height="0.984cm" svg:x="9.402cm" svg:y="3.334cm">
          <draw:text-box>
            <text:p text:style-name="P4"><text:span text:style-name="T1">ElectronHandler</text:span></text:p>
          </draw:text-box>
        </draw:frame>
        <draw:line draw:style-name="gr3" draw:text-style-name="P6" draw:layer="layout" svg:x1="9.523cm" svg:y1="4.191cm" svg:x2="15.492cm" svg:y2="4.191cm">
          <text:p/>
        </draw:line>
        <draw:frame draw:style-name="gr2" draw:text-style-name="P5" draw:layer="layout" svg:width="5.074cm" svg:height="0.984cm" svg:x="9.37cm" svg:y="5.423cm">
          <draw:text-box>
            <text:p text:style-name="P4"><text:span text:style-name="T1">setObjects()</text:span></text:p>
          </draw:text-box>
        </draw:frame>
        <draw:frame draw:style-name="gr7" draw:text-style-name="P5" draw:layer="layout" svg:width="6.979cm" svg:height="0.984cm" svg:x="9.37cm" svg:y="4.566cm">
          <draw:text-box>
            <text:p text:style-name="P4"><text:span text:style-name="T1">initializeTools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line draw:style-name="gr5" draw:text-style-name="P8" draw:layer="layout" svg:x1="4.191cm" svg:y1="5.08cm" svg:x2="9.525cm" svg:y2="5.842cm">
          <text:p/>
        </draw:line>
      </draw:page>
      <draw:page draw:name="page12" draw:style-name="dp1" draw:master-page-name="Default">
        <draw:custom-shape draw:style-name="gr1" draw:text-style-name="P1" draw:layer="Layout" svg:width="11.557cm" svg:height="8.001cm" svg:x="0.255cm" svg:y="0.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5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4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3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2cm">
          <draw:text-box>
            <text:p text:style-name="P7"><text:span text:style-name="T1">1/event</text:span></text:p>
          </draw:text-box>
        </draw:frame>
        <draw:frame draw:style-name="gr2" draw:text-style-name="P5" draw:layer="layout" svg:width="6.598cm" svg:height="0.984cm" svg:x="0.493cm" svg:y="1.891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8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9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8cm">
          <draw:text-box>
            <text:p text:style-name="P4"><text:span text:style-name="T1">execute()</text:span></text:p>
          </draw:text-box>
        </draw:frame>
        <draw:line draw:style-name="gr3" draw:text-style-name="P6" draw:layer="layout" svg:x1="0.634cm" svg:y1="1.526cm" svg:x2="11.429cm" svg:y2="1.526cm">
          <text:p/>
        </draw:line>
        <draw:custom-shape draw:style-name="gr6" draw:text-style-name="P1" draw:layer="Layout" svg:width="10.132cm" svg:height="6.08cm" svg:x="10.186cm" svg:y="1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4.312cm" svg:height="0.984cm" svg:x="10.418cm" svg:y="1.937cm">
          <draw:text-box>
            <text:p text:style-name="P4"><text:span text:style-name="T1">JetHandler</text:span></text:p>
          </draw:text-box>
        </draw:frame>
        <draw:custom-shape draw:style-name="gr6" draw:text-style-name="P1" draw:layer="Layout" svg:width="10.16cm" svg:height="6.096cm" svg:x="9.65cm" svg:y="2.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693cm" svg:height="0.984cm" svg:x="9.904cm" svg:y="2.572cm">
          <draw:text-box>
            <text:p text:style-name="P4"><text:span text:style-name="T1">MuonHandler</text:span></text:p>
          </draw:text-box>
        </draw:frame>
        <draw:custom-shape draw:style-name="gr6" draw:text-style-name="P1" draw:layer="Layout" svg:width="10.16cm" svg:height="6.096cm" svg:x="9.142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17cm" svg:height="0.984cm" svg:x="9.402cm" svg:y="3.334cm">
          <draw:text-box>
            <text:p text:style-name="P4"><text:span text:style-name="T1">ElectronHandler</text:span></text:p>
          </draw:text-box>
        </draw:frame>
        <draw:line draw:style-name="gr3" draw:text-style-name="P6" draw:layer="layout" svg:x1="9.523cm" svg:y1="4.191cm" svg:x2="15.492cm" svg:y2="4.191cm">
          <text:p/>
        </draw:line>
        <draw:frame draw:style-name="gr2" draw:text-style-name="P5" draw:layer="layout" svg:width="5.074cm" svg:height="0.984cm" svg:x="9.37cm" svg:y="5.423cm">
          <draw:text-box>
            <text:p text:style-name="P4"><text:span text:style-name="T1">setObjects()</text:span></text:p>
          </draw:text-box>
        </draw:frame>
        <draw:frame draw:style-name="gr7" draw:text-style-name="P5" draw:layer="layout" svg:width="6.979cm" svg:height="0.984cm" svg:x="9.37cm" svg:y="4.566cm">
          <draw:text-box>
            <text:p text:style-name="P4"><text:span text:style-name="T1">initializeTools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line draw:style-name="gr5" draw:text-style-name="P8" draw:layer="layout" svg:x1="4.191cm" svg:y1="5.08cm" svg:x2="9.525cm" svg:y2="5.842cm">
          <text:p/>
        </draw:line>
      </draw:page>
      <draw:page draw:name="page13" draw:style-name="dp1" draw:master-page-name="Default">
        <draw:custom-shape draw:style-name="gr1" draw:text-style-name="P1" draw:layer="Layout" svg:width="11.557cm" svg:height="8.001cm" svg:x="0.255cm" svg:y="0.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5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4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3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2cm">
          <draw:text-box>
            <text:p text:style-name="P7"><text:span text:style-name="T1">1/event</text:span></text:p>
          </draw:text-box>
        </draw:frame>
        <draw:frame draw:style-name="gr2" draw:text-style-name="P5" draw:layer="layout" svg:width="6.598cm" svg:height="0.984cm" svg:x="0.493cm" svg:y="1.891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8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9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8cm">
          <draw:text-box>
            <text:p text:style-name="P4"><text:span text:style-name="T1">execute()</text:span></text:p>
          </draw:text-box>
        </draw:frame>
        <draw:line draw:style-name="gr3" draw:text-style-name="P6" draw:layer="layout" svg:x1="0.634cm" svg:y1="1.526cm" svg:x2="11.429cm" svg:y2="1.526cm">
          <text:p/>
        </draw:line>
        <draw:custom-shape draw:style-name="gr6" draw:text-style-name="P1" draw:layer="Layout" svg:width="5.715cm" svg:height="1.143cm" svg:x="13.079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0.132cm" svg:height="6.08cm" svg:x="10.186cm" svg:y="1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4.312cm" svg:height="0.984cm" svg:x="10.418cm" svg:y="1.937cm">
          <draw:text-box>
            <text:p text:style-name="P4"><text:span text:style-name="T1">JetHandler</text:span></text:p>
          </draw:text-box>
        </draw:frame>
        <draw:custom-shape draw:style-name="gr6" draw:text-style-name="P1" draw:layer="Layout" svg:width="10.16cm" svg:height="6.096cm" svg:x="9.65cm" svg:y="2.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693cm" svg:height="0.984cm" svg:x="9.904cm" svg:y="2.572cm">
          <draw:text-box>
            <text:p text:style-name="P4"><text:span text:style-name="T1">MuonHandler</text:span></text:p>
          </draw:text-box>
        </draw:frame>
        <draw:custom-shape draw:style-name="gr6" draw:text-style-name="P1" draw:layer="Layout" svg:width="10.16cm" svg:height="6.096cm" svg:x="9.142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17cm" svg:height="0.984cm" svg:x="9.402cm" svg:y="3.334cm">
          <draw:text-box>
            <text:p text:style-name="P4"><text:span text:style-name="T1">ElectronHandler</text:span></text:p>
          </draw:text-box>
        </draw:frame>
        <draw:frame draw:style-name="gr8" draw:text-style-name="P5" draw:layer="layout" svg:width="5.455cm" svg:height="0.984cm" svg:x="13.212cm" svg:y="0.381cm">
          <draw:text-box>
            <text:p text:style-name="P4"><text:span text:style-name="T1">ObjectHandler</text:span></text:p>
          </draw:text-box>
        </draw:frame>
        <draw:line draw:style-name="gr9" draw:text-style-name="P6" draw:layer="layout" svg:x1="15.873cm" svg:y1="2.159cm" svg:x2="15.873cm" svg:y2="1.27cm">
          <text:p/>
        </draw:line>
        <draw:line draw:style-name="gr3" draw:text-style-name="P6" draw:layer="layout" svg:x1="9.523cm" svg:y1="4.191cm" svg:x2="15.492cm" svg:y2="4.191cm">
          <text:p/>
        </draw:line>
        <draw:frame draw:style-name="gr2" draw:text-style-name="P5" draw:layer="layout" svg:width="5.074cm" svg:height="0.984cm" svg:x="9.37cm" svg:y="5.423cm">
          <draw:text-box>
            <text:p text:style-name="P4"><text:span text:style-name="T1">setObjects()</text:span></text:p>
          </draw:text-box>
        </draw:frame>
        <draw:frame draw:style-name="gr7" draw:text-style-name="P5" draw:layer="layout" svg:width="6.979cm" svg:height="0.984cm" svg:x="9.37cm" svg:y="4.566cm">
          <draw:text-box>
            <text:p text:style-name="P4"><text:span text:style-name="T1">initializeTools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line draw:style-name="gr5" draw:text-style-name="P8" draw:layer="layout" svg:x1="4.191cm" svg:y1="5.08cm" svg:x2="9.525cm" svg:y2="5.842cm">
          <text:p/>
        </draw:line>
      </draw:page>
      <draw:page draw:name="page14" draw:style-name="dp1" draw:master-page-name="Default">
        <draw:custom-shape draw:style-name="gr1" draw:text-style-name="P1" draw:layer="Layout" svg:width="11.557cm" svg:height="8.001cm" svg:x="0.255cm" svg:y="0.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5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4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3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2cm">
          <draw:text-box>
            <text:p text:style-name="P7"><text:span text:style-name="T1">1/event</text:span></text:p>
          </draw:text-box>
        </draw:frame>
        <draw:frame draw:style-name="gr2" draw:text-style-name="P5" draw:layer="layout" svg:width="6.598cm" svg:height="0.984cm" svg:x="0.493cm" svg:y="1.891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8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9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8cm">
          <draw:text-box>
            <text:p text:style-name="P4"><text:span text:style-name="T1">execute()</text:span></text:p>
          </draw:text-box>
        </draw:frame>
        <draw:line draw:style-name="gr3" draw:text-style-name="P6" draw:layer="layout" svg:x1="0.634cm" svg:y1="1.526cm" svg:x2="11.429cm" svg:y2="1.526cm">
          <text:p/>
        </draw:line>
        <draw:custom-shape draw:style-name="gr6" draw:text-style-name="P1" draw:layer="Layout" svg:width="10.132cm" svg:height="6.08cm" svg:x="10.186cm" svg:y="1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4.312cm" svg:height="0.984cm" svg:x="10.418cm" svg:y="1.937cm">
          <draw:text-box>
            <text:p text:style-name="P4"><text:span text:style-name="T1">JetHandler</text:span></text:p>
          </draw:text-box>
        </draw:frame>
        <draw:custom-shape draw:style-name="gr6" draw:text-style-name="P1" draw:layer="Layout" svg:width="10.16cm" svg:height="6.096cm" svg:x="9.65cm" svg:y="2.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693cm" svg:height="0.984cm" svg:x="9.904cm" svg:y="2.572cm">
          <draw:text-box>
            <text:p text:style-name="P4"><text:span text:style-name="T1">MuonHandler</text:span></text:p>
          </draw:text-box>
        </draw:frame>
        <draw:custom-shape draw:style-name="gr6" draw:text-style-name="P1" draw:layer="Layout" svg:width="10.16cm" svg:height="6.096cm" svg:x="9.142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17cm" svg:height="0.984cm" svg:x="9.402cm" svg:y="3.334cm">
          <draw:text-box>
            <text:p text:style-name="P4"><text:span text:style-name="T1">ElectronHandler</text:span></text:p>
          </draw:text-box>
        </draw:frame>
        <draw:line draw:style-name="gr3" draw:text-style-name="P6" draw:layer="layout" svg:x1="9.523cm" svg:y1="4.191cm" svg:x2="15.492cm" svg:y2="4.191cm">
          <text:p/>
        </draw:line>
        <draw:frame draw:style-name="gr2" draw:text-style-name="P5" draw:layer="layout" svg:width="5.074cm" svg:height="0.984cm" svg:x="9.37cm" svg:y="5.423cm">
          <draw:text-box>
            <text:p text:style-name="P4"><text:span text:style-name="T1">setObjects()</text:span></text:p>
          </draw:text-box>
        </draw:frame>
        <draw:frame draw:style-name="gr2" draw:text-style-name="P5" draw:layer="layout" svg:width="4.693cm" svg:height="0.984cm" svg:x="9.37cm" svg:y="6.312cm">
          <draw:text-box>
            <text:p text:style-name="P4"><text:span text:style-name="T1">calibrate()</text:span></text:p>
          </draw:text-box>
        </draw:frame>
        <draw:frame draw:style-name="gr7" draw:text-style-name="P5" draw:layer="layout" svg:width="6.979cm" svg:height="0.984cm" svg:x="9.37cm" svg:y="4.566cm">
          <draw:text-box>
            <text:p text:style-name="P4"><text:span text:style-name="T1">initializeTools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line draw:style-name="gr5" draw:text-style-name="P8" draw:layer="layout" svg:x1="4.191cm" svg:y1="5.08cm" svg:x2="9.525cm" svg:y2="6.731cm">
          <text:p/>
        </draw:line>
      </draw:page>
      <draw:page draw:name="page15" draw:style-name="dp1" draw:master-page-name="Default">
        <draw:custom-shape draw:style-name="gr1" draw:text-style-name="P1" draw:layer="Layout" svg:width="11.557cm" svg:height="8.001cm" svg:x="0.255cm" svg:y="0.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5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4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3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2cm">
          <draw:text-box>
            <text:p text:style-name="P7"><text:span text:style-name="T1">1/event</text:span></text:p>
          </draw:text-box>
        </draw:frame>
        <draw:frame draw:style-name="gr2" draw:text-style-name="P5" draw:layer="layout" svg:width="6.598cm" svg:height="0.984cm" svg:x="0.493cm" svg:y="1.891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8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9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8cm">
          <draw:text-box>
            <text:p text:style-name="P4"><text:span text:style-name="T1">execute()</text:span></text:p>
          </draw:text-box>
        </draw:frame>
        <draw:line draw:style-name="gr3" draw:text-style-name="P6" draw:layer="layout" svg:x1="0.634cm" svg:y1="1.526cm" svg:x2="11.429cm" svg:y2="1.526cm">
          <text:p/>
        </draw:line>
        <draw:custom-shape draw:style-name="gr6" draw:text-style-name="P1" draw:layer="Layout" svg:width="10.132cm" svg:height="6.08cm" svg:x="10.186cm" svg:y="1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4.312cm" svg:height="0.984cm" svg:x="10.418cm" svg:y="1.937cm">
          <draw:text-box>
            <text:p text:style-name="P4"><text:span text:style-name="T1">JetHandler</text:span></text:p>
          </draw:text-box>
        </draw:frame>
        <draw:custom-shape draw:style-name="gr6" draw:text-style-name="P1" draw:layer="Layout" svg:width="10.16cm" svg:height="6.096cm" svg:x="9.65cm" svg:y="2.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693cm" svg:height="0.984cm" svg:x="9.904cm" svg:y="2.572cm">
          <draw:text-box>
            <text:p text:style-name="P4"><text:span text:style-name="T1">MuonHandler</text:span></text:p>
          </draw:text-box>
        </draw:frame>
        <draw:custom-shape draw:style-name="gr6" draw:text-style-name="P1" draw:layer="Layout" svg:width="10.16cm" svg:height="6.096cm" svg:x="9.142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17cm" svg:height="0.984cm" svg:x="9.402cm" svg:y="3.334cm">
          <draw:text-box>
            <text:p text:style-name="P4"><text:span text:style-name="T1">ElectronHandler</text:span></text:p>
          </draw:text-box>
        </draw:frame>
        <draw:line draw:style-name="gr3" draw:text-style-name="P6" draw:layer="layout" svg:x1="9.523cm" svg:y1="4.191cm" svg:x2="15.492cm" svg:y2="4.191cm">
          <text:p/>
        </draw:line>
        <draw:frame draw:style-name="gr2" draw:text-style-name="P5" draw:layer="layout" svg:width="5.074cm" svg:height="0.984cm" svg:x="9.37cm" svg:y="5.423cm">
          <draw:text-box>
            <text:p text:style-name="P4"><text:span text:style-name="T1">setObjects()</text:span></text:p>
          </draw:text-box>
        </draw:frame>
        <draw:frame draw:style-name="gr2" draw:text-style-name="P5" draw:layer="layout" svg:width="4.693cm" svg:height="0.984cm" svg:x="9.37cm" svg:y="6.312cm">
          <draw:text-box>
            <text:p text:style-name="P4"><text:span text:style-name="T1">calibrate()</text:span></text:p>
          </draw:text-box>
        </draw:frame>
        <draw:frame draw:style-name="gr2" draw:text-style-name="P5" draw:layer="layout" svg:width="3.55cm" svg:height="0.984cm" svg:x="9.376cm" svg:y="7.106cm">
          <draw:text-box>
            <text:p text:style-name="P4"><text:span text:style-name="T1">select()</text:span></text:p>
          </draw:text-box>
        </draw:frame>
        <draw:frame draw:style-name="gr7" draw:text-style-name="P5" draw:layer="layout" svg:width="6.979cm" svg:height="0.984cm" svg:x="9.37cm" svg:y="4.566cm">
          <draw:text-box>
            <text:p text:style-name="P4"><text:span text:style-name="T1">initializeTools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line draw:style-name="gr5" draw:text-style-name="P8" draw:layer="layout" svg:x1="4.191cm" svg:y1="5.08cm" svg:x2="9.525cm" svg:y2="7.493cm">
          <text:p/>
        </draw:line>
      </draw:page>
      <draw:page draw:name="page16" draw:style-name="dp1" draw:master-page-name="Default">
        <draw:custom-shape draw:style-name="gr1" draw:text-style-name="P1" draw:layer="Layout" svg:width="11.557cm" svg:height="8.001cm" svg:x="0.255cm" svg:y="0.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5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4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3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2cm">
          <draw:text-box>
            <text:p text:style-name="P7"><text:span text:style-name="T1">1/event</text:span></text:p>
          </draw:text-box>
        </draw:frame>
        <draw:frame draw:style-name="gr2" draw:text-style-name="P5" draw:layer="layout" svg:width="6.598cm" svg:height="0.984cm" svg:x="0.493cm" svg:y="1.891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8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9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8cm">
          <draw:text-box>
            <text:p text:style-name="P4"><text:span text:style-name="T1">execute()</text:span></text:p>
          </draw:text-box>
        </draw:frame>
        <draw:line draw:style-name="gr3" draw:text-style-name="P6" draw:layer="layout" svg:x1="0.634cm" svg:y1="1.526cm" svg:x2="11.429cm" svg:y2="1.526cm">
          <text:p/>
        </draw:line>
        <draw:custom-shape draw:style-name="gr6" draw:text-style-name="P1" draw:layer="Layout" svg:width="10.132cm" svg:height="6.08cm" svg:x="10.186cm" svg:y="1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312cm" svg:height="0.984cm" svg:x="10.418cm" svg:y="1.937cm">
          <draw:text-box>
            <text:p text:style-name="P7"><text:span text:style-name="T1">JetHandler</text:span></text:p>
          </draw:text-box>
        </draw:frame>
        <draw:custom-shape draw:style-name="gr6" draw:text-style-name="P9" draw:layer="Layout" svg:width="10.16cm" svg:height="6.096cm" svg:x="9.65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93cm" svg:height="0.984cm" svg:x="9.904cm" svg:y="2.572cm">
          <draw:text-box>
            <text:p text:style-name="P7"><text:span text:style-name="T1">MuonHandler</text:span></text:p>
          </draw:text-box>
        </draw:frame>
        <draw:custom-shape draw:style-name="gr6" draw:text-style-name="P9" draw:layer="Layout" svg:width="10.16cm" svg:height="6.096cm" svg:x="9.142cm" svg:y="3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217cm" svg:height="0.984cm" svg:x="9.402cm" svg:y="3.334cm">
          <draw:text-box>
            <text:p text:style-name="P7"><text:span text:style-name="T1">ElectronHandler</text:span></text:p>
          </draw:text-box>
        </draw:frame>
        <draw:line draw:style-name="gr10" draw:text-style-name="P10" draw:layer="layout" svg:x1="9.523cm" svg:y1="4.191cm" svg:x2="15.492cm" svg:y2="4.191cm">
          <text:p/>
        </draw:line>
        <draw:frame draw:style-name="gr2" draw:text-style-name="P3" draw:layer="layout" svg:width="5.074cm" svg:height="0.984cm" svg:x="9.37cm" svg:y="5.423cm">
          <draw:text-box>
            <text:p text:style-name="P7"><text:span text:style-name="T1">setObjects()</text:span></text:p>
          </draw:text-box>
        </draw:frame>
        <draw:frame draw:style-name="gr2" draw:text-style-name="P3" draw:layer="layout" svg:width="4.693cm" svg:height="0.984cm" svg:x="9.37cm" svg:y="6.312cm">
          <draw:text-box>
            <text:p text:style-name="P7"><text:span text:style-name="T1">calibrate()</text:span></text:p>
          </draw:text-box>
        </draw:frame>
        <draw:frame draw:style-name="gr2" draw:text-style-name="P3" draw:layer="layout" svg:width="3.55cm" svg:height="0.984cm" svg:x="9.376cm" svg:y="7.106cm">
          <draw:text-box>
            <text:p text:style-name="P7"><text:span text:style-name="T1">select()</text:span></text:p>
          </draw:text-box>
        </draw:frame>
        <draw:frame draw:style-name="gr7" draw:text-style-name="P3" draw:layer="layout" svg:width="6.979cm" svg:height="0.984cm" svg:x="9.37cm" svg:y="4.566cm">
          <draw:text-box>
            <text:p text:style-name="P7"><text:span text:style-name="T1">initializeTools()</text:span></text:p>
          </draw:text-box>
        </draw:frame>
        <draw:custom-shape draw:style-name="gr11" draw:text-style-name="P6" draw:layer="Layout" svg:width="7.62cm" svg:height="2.54cm" svg:x="7.745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5.455cm" svg:height="0.984cm" svg:x="8.005cm" svg:y="5.461cm">
          <draw:text-box>
            <text:p text:style-name="P4"><text:span text:style-name="T1">EventSelector</text:span></text:p>
          </draw:text-box>
        </draw:frame>
        <draw:line draw:style-name="gr3" draw:text-style-name="P6" draw:layer="layout" svg:x1="8.126cm" svg:y1="6.35cm" svg:x2="13.333cm" svg:y2="6.35cm">
          <text:p/>
        </draw:line>
        <draw:frame draw:style-name="gr12" draw:text-style-name="P5" draw:layer="layout" svg:width="7.36cm" svg:height="0.984cm" svg:x="7.999cm" svg:y="6.604cm">
          <draw:text-box>
            <text:p text:style-name="P4"><text:span text:style-name="T1">performSelection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line draw:style-name="gr5" draw:text-style-name="P8" draw:layer="layout" svg:x1="4.191cm" svg:y1="5.08cm" svg:x2="8.128cm" svg:y2="6.985cm">
          <text:p/>
        </draw:line>
      </draw:page>
      <draw:page draw:name="page17" draw:style-name="dp1" draw:master-page-name="Default">
        <draw:custom-shape draw:style-name="gr1" draw:text-style-name="P1" draw:layer="Layout" svg:width="11.557cm" svg:height="8.001cm" svg:x="0.255cm" svg:y="0.5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5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4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3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2cm">
          <draw:text-box>
            <text:p text:style-name="P7"><text:span text:style-name="T1">1/event</text:span></text:p>
          </draw:text-box>
        </draw:frame>
        <draw:frame draw:style-name="gr2" draw:text-style-name="P5" draw:layer="layout" svg:width="6.598cm" svg:height="0.984cm" svg:x="0.493cm" svg:y="1.891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8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9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8cm">
          <draw:text-box>
            <text:p text:style-name="P4"><text:span text:style-name="T1">execute()</text:span></text:p>
          </draw:text-box>
        </draw:frame>
        <draw:line draw:style-name="gr3" draw:text-style-name="P6" draw:layer="layout" svg:x1="0.634cm" svg:y1="1.526cm" svg:x2="11.429cm" svg:y2="1.526cm">
          <text:p/>
        </draw:line>
        <draw:custom-shape draw:style-name="gr6" draw:text-style-name="P1" draw:layer="Layout" svg:width="10.132cm" svg:height="6.08cm" svg:x="10.186cm" svg:y="1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4.312cm" svg:height="0.984cm" svg:x="10.418cm" svg:y="1.937cm">
          <draw:text-box>
            <text:p text:style-name="P4"><text:span text:style-name="T1">JetHandler</text:span></text:p>
          </draw:text-box>
        </draw:frame>
        <draw:custom-shape draw:style-name="gr6" draw:text-style-name="P1" draw:layer="Layout" svg:width="10.16cm" svg:height="6.096cm" svg:x="9.65cm" svg:y="2.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693cm" svg:height="0.984cm" svg:x="9.904cm" svg:y="2.572cm">
          <draw:text-box>
            <text:p text:style-name="P4"><text:span text:style-name="T1">MuonHandler</text:span></text:p>
          </draw:text-box>
        </draw:frame>
        <draw:custom-shape draw:style-name="gr6" draw:text-style-name="P1" draw:layer="Layout" svg:width="10.16cm" svg:height="6.096cm" svg:x="9.142cm" svg:y="3.17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17cm" svg:height="0.984cm" svg:x="9.402cm" svg:y="3.334cm">
          <draw:text-box>
            <text:p text:style-name="P4"><text:span text:style-name="T1">ElectronHandler</text:span></text:p>
          </draw:text-box>
        </draw:frame>
        <draw:line draw:style-name="gr3" draw:text-style-name="P6" draw:layer="layout" svg:x1="9.523cm" svg:y1="4.191cm" svg:x2="15.492cm" svg:y2="4.191cm">
          <text:p/>
        </draw:line>
        <draw:frame draw:style-name="gr2" draw:text-style-name="P5" draw:layer="layout" svg:width="5.074cm" svg:height="0.984cm" svg:x="9.37cm" svg:y="5.423cm">
          <draw:text-box>
            <text:p text:style-name="P4"><text:span text:style-name="T1">setObjects()</text:span></text:p>
          </draw:text-box>
        </draw:frame>
        <draw:frame draw:style-name="gr2" draw:text-style-name="P5" draw:layer="layout" svg:width="4.693cm" svg:height="0.984cm" svg:x="9.37cm" svg:y="6.312cm">
          <draw:text-box>
            <text:p text:style-name="P4"><text:span text:style-name="T1">calibrate()</text:span></text:p>
          </draw:text-box>
        </draw:frame>
        <draw:frame draw:style-name="gr2" draw:text-style-name="P5" draw:layer="layout" svg:width="3.55cm" svg:height="0.984cm" svg:x="9.376cm" svg:y="7.106cm">
          <draw:text-box>
            <text:p text:style-name="P4"><text:span text:style-name="T1">select()</text:span></text:p>
          </draw:text-box>
        </draw:frame>
        <draw:frame draw:style-name="gr2" draw:text-style-name="P5" draw:layer="layout" svg:width="8.503cm" svg:height="0.984cm" svg:x="9.37cm" svg:y="7.995cm">
          <draw:text-box>
            <text:p text:style-name="P4"><text:span text:style-name="T1">fillOutputContainer()</text:span></text:p>
          </draw:text-box>
        </draw:frame>
        <draw:frame draw:style-name="gr7" draw:text-style-name="P5" draw:layer="layout" svg:width="6.979cm" svg:height="0.984cm" svg:x="9.37cm" svg:y="4.566cm">
          <draw:text-box>
            <text:p text:style-name="P4"><text:span text:style-name="T1">initializeTools()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line draw:style-name="gr5" draw:text-style-name="P8" draw:layer="layout" svg:x1="4.191cm" svg:y1="5.08cm" svg:x2="9.525cm" svg:y2="8.382cm">
          <text:p/>
        </draw:line>
      </draw:page>
      <draw:page draw:name="page18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1cm">
          <draw:text-box>
            <text:p text:style-name="P7"><text:span text:style-name="T1">1/event</text:span></text:p>
          </draw:text-box>
        </draw:frame>
        <draw:frame draw:style-name="gr2" draw:text-style-name="P3" draw:layer="layout" svg:width="3.931cm" svg:height="0.984cm" svg:x="8.002cm" svg:y="5.361cm">
          <draw:text-box>
            <text:p text:style-name="P7"><text:span text:style-name="T1">1/sel.evt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7cm">
          <draw:text-box>
            <text:p text:style-name="P4"><text:span text:style-name="T1">execute()</text:span></text:p>
          </draw:text-box>
        </draw:frame>
        <draw:frame draw:style-name="gr2" draw:text-style-name="P5" draw:layer="layout" svg:width="5.455cm" svg:height="0.984cm" svg:x="0.488cm" svg:y="5.367cm">
          <draw:text-box>
            <text:p text:style-name="P4"><text:span text:style-name="T1">postExecute()</text:span></text:p>
          </draw:text-box>
        </draw:frame>
        <draw:line draw:style-name="gr3" draw:text-style-name="P6" draw:layer="layout" svg:x1="0.634cm" svg:y1="1.525cm" svg:x2="11.429cm" svg:y2="1.525cm">
          <text:p/>
        </draw:line>
      </draw:page>
      <draw:page draw:name="page19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1cm">
          <draw:text-box>
            <text:p text:style-name="P7"><text:span text:style-name="T1">1/event</text:span></text:p>
          </draw:text-box>
        </draw:frame>
        <draw:frame draw:style-name="gr2" draw:text-style-name="P3" draw:layer="layout" svg:width="3.931cm" svg:height="0.984cm" svg:x="8.002cm" svg:y="5.361cm">
          <draw:text-box>
            <text:p text:style-name="P7"><text:span text:style-name="T1">1/sel.evt</text:span></text:p>
          </draw:text-box>
        </draw:frame>
        <draw:frame draw:style-name="gr2" draw:text-style-name="P3" draw:layer="layout" svg:width="2.407cm" svg:height="0.984cm" svg:x="8.017cm" svg:y="6.256cm">
          <draw:text-box>
            <text:p text:style-name="P7"><text:span text:style-name="T1">1/job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7cm">
          <draw:text-box>
            <text:p text:style-name="P4"><text:span text:style-name="T1">execute()</text:span></text:p>
          </draw:text-box>
        </draw:frame>
        <draw:frame draw:style-name="gr2" draw:text-style-name="P5" draw:layer="layout" svg:width="5.455cm" svg:height="0.984cm" svg:x="0.488cm" svg:y="5.367cm">
          <draw:text-box>
            <text:p text:style-name="P4"><text:span text:style-name="T1">postExecute()</text:span></text:p>
          </draw:text-box>
        </draw:frame>
        <draw:frame draw:style-name="gr2" draw:text-style-name="P5" draw:layer="layout" svg:width="4.312cm" svg:height="0.984cm" svg:x="0.503cm" svg:y="6.262cm">
          <draw:text-box>
            <text:p text:style-name="P4"><text:span text:style-name="T1">fin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</draw:page>
      <draw:page draw:name="page20" draw:style-name="dp1" draw:master-page-name="Default">
        <draw:custom-shape draw:style-name="gr1" draw:text-style-name="P1" draw:layer="Layout" svg:width="11.557cm" svg:height="8.001cm" svg:x="0.255cm" svg:y="0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407cm" svg:height="0.984cm" svg:x="8.007cm" svg:y="1.884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788cm" svg:height="0.984cm" svg:x="8.007cm" svg:y="2.773cm">
          <draw:text-box>
            <text:p text:style-name="P7"><text:span text:style-name="T1">1/file</text:span></text:p>
          </draw:text-box>
        </draw:frame>
        <draw:frame draw:style-name="gr2" draw:text-style-name="P3" draw:layer="layout" svg:width="2.407cm" svg:height="0.984cm" svg:x="8.007cm" svg:y="3.662cm">
          <draw:text-box>
            <text:p text:style-name="P7"><text:span text:style-name="T1">1/job</text:span></text:p>
          </draw:text-box>
        </draw:frame>
        <draw:frame draw:style-name="gr2" draw:text-style-name="P3" draw:layer="layout" svg:width="3.169cm" svg:height="0.984cm" svg:x="8.007cm" svg:y="4.551cm">
          <draw:text-box>
            <text:p text:style-name="P7"><text:span text:style-name="T1">1/event</text:span></text:p>
          </draw:text-box>
        </draw:frame>
        <draw:frame draw:style-name="gr2" draw:text-style-name="P3" draw:layer="layout" svg:width="3.931cm" svg:height="0.984cm" svg:x="8.002cm" svg:y="5.361cm">
          <draw:text-box>
            <text:p text:style-name="P7"><text:span text:style-name="T1">1/sel.evt</text:span></text:p>
          </draw:text-box>
        </draw:frame>
        <draw:frame draw:style-name="gr2" draw:text-style-name="P3" draw:layer="layout" svg:width="2.407cm" svg:height="0.984cm" svg:x="8.017cm" svg:y="6.256cm">
          <draw:text-box>
            <text:p text:style-name="P7"><text:span text:style-name="T1">1/job</text:span></text:p>
          </draw:text-box>
        </draw:frame>
        <draw:frame draw:style-name="gr2" draw:text-style-name="P3" draw:layer="layout" svg:width="2.407cm" svg:height="0.984cm" svg:x="8.007cm" svg:y="7.145cm">
          <draw:text-box>
            <text:p text:style-name="P7"><text:span text:style-name="T1">1/job</text:span></text:p>
          </draw:text-box>
        </draw:frame>
        <draw:frame draw:style-name="gr2" draw:text-style-name="P5" draw:layer="layout" svg:width="11.17cm" svg:height="0.984cm" svg:x="0.493cm" svg:y="0.62cm">
          <draw:text-box>
            <text:p text:style-name="P4"><text:span text:style-name="T1">AnalysisBase : EL::Algorithm</text:span></text:p>
          </draw:text-box>
        </draw:frame>
        <draw:frame draw:style-name="gr2" draw:text-style-name="P5" draw:layer="layout" svg:width="6.598cm" svg:height="0.984cm" svg:x="0.493cm" svg:y="1.89cm">
          <draw:text-box>
            <text:p text:style-name="P4"><text:span text:style-name="T1">histInitialize()</text:span></text:p>
          </draw:text-box>
        </draw:frame>
        <draw:frame draw:style-name="gr2" draw:text-style-name="P5" draw:layer="layout" svg:width="5.455cm" svg:height="0.984cm" svg:x="0.493cm" svg:y="2.779cm">
          <draw:text-box>
            <text:p text:style-name="P4"><text:span text:style-name="T1">fileExecute()</text:span></text:p>
          </draw:text-box>
        </draw:frame>
        <draw:frame draw:style-name="gr2" draw:text-style-name="P5" draw:layer="layout" svg:width="5.074cm" svg:height="0.984cm" svg:x="0.493cm" svg:y="3.668cm">
          <draw:text-box>
            <text:p text:style-name="P4"><text:span text:style-name="T1">initialize()</text:span></text:p>
          </draw:text-box>
        </draw:frame>
        <draw:frame draw:style-name="gr2" draw:text-style-name="P5" draw:layer="layout" svg:width="3.931cm" svg:height="0.984cm" svg:x="0.493cm" svg:y="4.557cm">
          <draw:text-box>
            <text:p text:style-name="P4"><text:span text:style-name="T1">execute()</text:span></text:p>
          </draw:text-box>
        </draw:frame>
        <draw:frame draw:style-name="gr2" draw:text-style-name="P5" draw:layer="layout" svg:width="5.455cm" svg:height="0.984cm" svg:x="0.488cm" svg:y="5.367cm">
          <draw:text-box>
            <text:p text:style-name="P4"><text:span text:style-name="T1">postExecute()</text:span></text:p>
          </draw:text-box>
        </draw:frame>
        <draw:frame draw:style-name="gr2" draw:text-style-name="P5" draw:layer="layout" svg:width="4.312cm" svg:height="0.984cm" svg:x="0.503cm" svg:y="6.262cm">
          <draw:text-box>
            <text:p text:style-name="P4"><text:span text:style-name="T1">finalize()</text:span></text:p>
          </draw:text-box>
        </draw:frame>
        <draw:frame draw:style-name="gr2" draw:text-style-name="P5" draw:layer="layout" svg:width="5.836cm" svg:height="0.984cm" svg:x="0.493cm" svg:y="7.151cm">
          <draw:text-box>
            <text:p text:style-name="P4"><text:span text:style-name="T1">histFinalize()</text:span></text:p>
          </draw:text-box>
        </draw:frame>
        <draw:line draw:style-name="gr3" draw:text-style-name="P6" draw:layer="layout" svg:x1="0.634cm" svg:y1="1.525cm" svg:x2="11.429cm" svg:y2="1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0.574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uescher</meta:initial-creator>
    <meta:creation-date>2015-02-12T16:30:45</meta:creation-date>
    <dc:date>2015-02-13T16:07:10</dc:date>
    <dc:creator>Daniel Buescher</dc:creator>
    <meta:editing-duration>PT4H34M25S</meta:editing-duration>
    <meta:editing-cycles>18</meta:editing-cycles>
    <meta:generator>LibreOffice/4.0.4.2$Linux_X86_64 LibreOffice_project/400m0$Build-2</meta:generator>
    <meta:document-statistic meta:object-count="322"/>
  </office:meta>
</office:document-meta>
</file>